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cm" svg:stroke-color="#000000" draw:marker-start-width="0.266cm" draw:marker-end-width="0.266cm" svg:stroke-opacity="100%" draw:stroke-linejoin="miter" draw:fill="solid" draw:fill-color="#ffffff" draw:opacity="100%" draw:textarea-horizontal-align="justify" draw:textarea-vertical-align="middle" draw:auto-grow-height="true" draw:auto-grow-width="false" fo:min-height="0cm" fo:min-width="0cm" fo:padding-top="0.149cm" fo:padding-bottom="0.149cm" fo:padding-left="0.276cm" fo:padding-right="0.276cm" fo:wrap-option="wrap"/>
    </style:style>
    <style:style style:name="gr2" style:family="graphic" style:parent-style-name="standard">
      <style:graphic-properties draw:stroke="solid" svg:stroke-width="0.07cm" svg:stroke-color="#000000" draw:marker-start-width="0.266cm" draw:marker-end-width="0.266cm" svg:stroke-opacity="100%" draw:stroke-linejoin="round" draw:fill="solid" draw:fill-color="#ffffff" draw:opacity="100%" draw:textarea-horizontal-align="justify" draw:textarea-vertical-align="middle" draw:auto-grow-height="true" draw:auto-grow-width="false" fo:min-height="0cm" fo:min-width="0cm" fo:padding-top="0.149cm" fo:padding-bottom="0.149cm" fo:padding-left="0.276cm" fo:padding-right="0.276cm" fo:wrap-option="wrap"/>
    </style:style>
    <style:style style:name="gr3" style:family="graphic" style:parent-style-name="standard">
      <style:graphic-properties draw:stroke="solid" svg:stroke-width="0.07cm" svg:stroke-color="#000000" draw:marker-start-width="0.266cm" draw:marker-end-width="0.266cm" svg:stroke-opacity="100%" draw:stroke-linejoin="round" draw:fill="solid" draw:fill-color="#ffffff" draw:opacity="100%" draw:textarea-horizontal-align="justify" draw:textarea-vertical-align="top" draw:auto-grow-height="true" draw:auto-grow-width="false" fo:min-height="0cm" fo:min-width="0cm" fo:padding-top="0.149cm" fo:padding-bottom="0.149cm" fo:padding-left="0.276cm" fo:padding-right="0.276cm" fo:wrap-option="wrap"/>
    </style:style>
    <style:style style:name="gr4" style:family="graphic" style:parent-style-name="standard">
      <style:graphic-properties draw:stroke="solid" svg:stroke-width="0.07cm" svg:stroke-color="#9999ff" draw:marker-start-width="0.266cm" draw:marker-end="a26" draw:marker-end-width="0.266cm" svg:stroke-opacity="100%" svg:stroke-linecap="butt" draw:fill="none" fo:padding-top="0.002cm" fo:padding-bottom="0.002cm" fo:padding-left="0.002cm" fo:padding-right="0.002cm"/>
    </style:style>
    <style:style style:name="gr5" style:family="graphic" style:parent-style-name="standard">
      <style:graphic-properties draw:stroke="solid" svg:stroke-width="0.07cm" svg:stroke-color="#9999ff" draw:marker-start-width="0.266cm" draw:marker-end="a23" draw:marker-end-width="0.266cm" svg:stroke-opacity="100%" svg:stroke-linecap="butt" draw:fill="none" fo:padding-top="0.002cm" fo:padding-bottom="0.002cm" fo:padding-left="0.002cm" fo:padding-right="0.002cm"/>
    </style:style>
    <style:style style:name="gr6" style:family="graphic" style:parent-style-name="standard">
      <style:graphic-properties draw:stroke="solid" svg:stroke-width="0.07cm" svg:stroke-color="#9999ff" draw:marker-start-width="0.266cm" draw:marker-end="a20" draw:marker-end-width="0.266cm" svg:stroke-opacity="100%" svg:stroke-linecap="butt" draw:fill="none" fo:padding-top="0.002cm" fo:padding-bottom="0.002cm" fo:padding-left="0.002cm" fo:padding-right="0.002cm"/>
    </style:style>
    <style:style style:name="gr7" style:family="graphic" style:parent-style-name="standard">
      <style:graphic-properties draw:stroke="solid" svg:stroke-width="0.07cm" svg:stroke-color="#9999ff" draw:marker-start-width="0.266cm" draw:marker-end="a14" draw:marker-end-width="0.266cm" svg:stroke-opacity="100%" svg:stroke-linecap="butt" draw:fill="none" fo:padding-top="0.002cm" fo:padding-bottom="0.002cm" fo:padding-left="0.002cm" fo:padding-right="0.002cm"/>
    </style:style>
    <style:style style:name="gr8" style:family="graphic" style:parent-style-name="standard">
      <style:graphic-properties draw:stroke="solid" svg:stroke-width="0.07cm" svg:stroke-color="#9999ff" draw:marker-start-width="0.266cm" draw:marker-end="a5" draw:marker-end-width="0.266cm" svg:stroke-opacity="100%" svg:stroke-linecap="butt" draw:fill="none" fo:padding-top="0.002cm" fo:padding-bottom="0.002cm" fo:padding-left="0.002cm" fo:padding-right="0.002cm"/>
    </style:style>
    <style:style style:name="gr9" style:family="graphic" style:parent-style-name="standard">
      <style:graphic-properties draw:stroke="solid" svg:stroke-width="0.07cm" svg:stroke-color="#9999ff" draw:marker-start-width="0.266cm" draw:marker-end="a1" draw:marker-end-width="0.266cm" svg:stroke-opacity="100%" svg:stroke-linecap="butt" draw:fill="none" fo:padding-top="0.002cm" fo:padding-bottom="0.002cm" fo:padding-left="0.002cm" fo:padding-right="0.002cm"/>
    </style:style>
    <style:style style:name="gr10" style:family="graphic" style:parent-style-name="objectwithoutfill">
      <style:graphic-properties svg:stroke-width="0.07cm" svg:stroke-color="#9999ff" draw:marker-start-width="0.305cm" draw:marker-end="Arrow" draw:marker-end-width="0.405cm" draw:fill="none" draw:textarea-vertical-align="middle" fo:padding-top="0.16cm" fo:padding-bottom="0.16cm" fo:padding-left="0.285cm" fo:padding-right="0.285cm"/>
    </style:style>
    <style:style style:name="gr11" style:family="graphic" style:parent-style-name="standard">
      <style:graphic-properties svg:stroke-width="0.07cm" svg:stroke-color="#000000" draw:marker-start-width="0.305cm" draw:marker-end-width="0.305cm" draw:fill="solid" draw:fill-color="#ffffff" draw:textarea-horizontal-align="justify" draw:textarea-vertical-align="middle" draw:auto-grow-height="true" fo:min-height="0cm" fo:min-width="0cm" fo:padding-top="0.16cm" fo:padding-bottom="0.16cm" fo:padding-left="0.285cm" fo:padding-right="0.285cm" fo:wrap-option="wrap"/>
    </style:style>
    <style:style style:name="gr12" style:family="graphic" style:parent-style-name="standard">
      <style:graphic-properties svg:stroke-width="0.07cm" svg:stroke-color="#000000" draw:marker-start-width="0.305cm" draw:marker-end-width="0.305cm" draw:fill="solid" draw:fill-color="#ffffff" draw:textarea-horizontal-align="justify" draw:textarea-vertical-align="middle" draw:auto-grow-height="true" fo:min-height="0cm" fo:min-width="0cm" fo:padding-top="0.16cm" fo:padding-bottom="0.16cm" fo:padding-left="0.285cm" fo:padding-right="0.285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 draw:opacity="100%"/>
      <style:paragraph-properties fo:text-align="center" style:writing-mode="lr-tb" style:font-independent-line-spacing="false"/>
      <style:text-properties fo:font-size="12pt"/>
    </style:style>
    <style:style style:name="P3" style:family="paragraph">
      <loext:graphic-properties draw:fill="none"/>
      <style:text-properties fo:font-size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text-position="sub 65%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language="fr" fo:country="FR" style:font-size-asian="10pt" style:font-size-complex="10pt"/>
    </style:style>
    <style:style style:name="T6" style:family="tex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T7" style:family="text">
      <style:text-properties style:text-position="super 65%" fo:font-size="10pt" fo:language="fr" fo:country="FR" fo:font-weight="bold" style:font-size-asian="10pt" style:font-weight-asian="bold" style:font-size-complex="10pt" style:font-weight-complex="bold"/>
    </style:style>
    <style:style style:name="T8" style:family="text">
      <style:text-properties style:text-position="sub 65%" fo:font-size="10pt" fo:language="fr" fo:country="FR" fo:font-weight="bold" style:font-size-asian="10pt" style:font-weight-asian="bold" style:font-size-complex="10pt" style:font-weight-complex="bold"/>
    </style:style>
    <style:style style:name="T9" style:family="text">
      <style:text-properties fo:color="#ff0000" fo:font-size="10pt" fo:language="fr" fo:country="FR" style:font-size-asian="10pt" style:font-size-complex="10pt"/>
    </style:style>
    <style:style style:name="T10" style:family="text">
      <style:text-properties fo:color="#4bacc6" fo:font-size="10pt" fo:language="fr" fo:country="FR" style:font-size-asian="10pt" style:font-size-complex="10pt"/>
    </style:style>
    <style:style style:name="T11" style:family="text">
      <style:text-properties style:text-position="super 65%" fo:font-size="10pt" fo:language="fr" fo:country="FR" style:font-size-asian="10pt" style:font-size-complex="10pt"/>
    </style:style>
    <style:style style:name="T12" style:family="text">
      <style:text-properties style:text-position="sub 65%" fo:font-size="10pt" fo:language="fr" fo:country="FR" style:font-size-asian="10pt" style:font-size-complex="10pt"/>
    </style:style>
    <style:style style:name="T13" style:family="text">
      <style:text-properties style:text-position="sub 65%" fo:font-size="10pt" style:font-size-asian="10pt" style:font-size-complex="10pt"/>
    </style:style>
    <style:style style:name="T14" style:family="text">
      <style:text-properties style:use-window-font-color="true" fo:font-size="10pt" fo:language="fr" fo:country="FR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AutoShape 34" draw:style-name="gr1" draw:text-style-name="P2" xml:id="id2" draw:id="id2" draw:layer="layout" svg:width="5.6cm" svg:height="1.309cm" svg:x="6.201cm" svg:y="4.26cm">
          <text:p text:style-name="P1"><text:span text:style-name="T1">Tant que k &gt;= 0</text:span></text:p>
          <draw:enhanced-geometry svg:viewBox="0 0 21600 21600" draw:path-stretchpoint-x="21600" draw:path-stretchpoint-y="21600" draw:text-areas="?f10 ?f6 ?f12 ?f13" draw:type="non-primitive" draw:enhanced-path="M ?f0 ?f7 L ?f11 ?f2 ?f1 ?f7 ?f1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ustom-shape draw:name="AutoShape 35" draw:style-name="gr2" draw:text-style-name="P2" xml:id="id3" draw:id="id3" draw:layer="layout" svg:width="4.993cm" svg:height="0.767cm" svg:x="6.501cm" svg:y="6.263cm">
          <text:p text:style-name="P1"><text:span text:style-name="T2">Selection reproducteurs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Oval 36" draw:style-name="gr2" draw:text-style-name="P2" xml:id="id1" draw:id="id1" draw:layer="layout" svg:width="3.758cm" svg:height="2.229cm" svg:x="7.101cm" svg:y="1.4cm">
          <text:p text:style-name="P1"><text:span text:style-name="T2">Population </text:span><text:span text:style-name="T3">P</text:span><text:span text:style-name="T4">k</text:span></text:p>
          <text:p text:style-name="P1"><text:span text:style-name="T2">Taille </text:span><text:span text:style-name="T3">n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37" draw:style-name="gr2" draw:text-style-name="P2" xml:id="id4" draw:id="id4" draw:layer="layout" svg:width="5.3cm" svg:height="2.802cm" svg:x="6.301cm" svg:y="7.691cm">
          <text:p text:style-name="P1"><text:span text:style-name="T5">Pop de reproducteurs </text:span><text:span text:style-name="T6">P</text:span><text:span text:style-name="T7">~</text:span><text:span text:style-name="T8">k+1</text:span></text:p>
          <text:p text:style-name="P1"><text:span text:style-name="T5">Taille </text:span><text:span text:style-name="T6">p</text:span><text:span text:style-name="T5"> </text:span></text:p>
          <text:p text:style-name="P1"><text:span text:style-name="T9">(=2*m ?)</text:span></text:p>
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AutoShape 38" draw:style-name="gr2" draw:text-style-name="P2" xml:id="id5" draw:id="id5" draw:layer="layout" svg:width="5.857cm" svg:height="2.113cm" svg:x="6.044cm" svg:y="11.042cm">
          <text:p text:style-name="P1"><text:span text:style-name="T5">Hybridation des p reproducteurs </text:span></text:p>
          <text:p text:style-name="P1"><text:span text:style-name="T9">m couples (exclusifs)</text:span></text:p>
          <text:p text:style-name="P1"><text:span text:style-name="T10">Tous 2 à 2 : sum_{i=1}^{p-1} couples</text:span></text:p>
          <draw:enhanced-geometry svg:viewBox="0 0 21600 21600" draw:path-stretchpoint-x="10800" draw:path-stretchpoint-y="10800" draw:text-areas="?f3 ?f4 ?f5 ?f6" draw:type="non-primitive" draw:modifiers="4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Oval 39" draw:style-name="gr3" draw:text-style-name="P2" xml:id="id6" draw:id="id6" draw:layer="layout" svg:width="5.539cm" svg:height="2.802cm" svg:x="6.205cm" svg:y="13.699cm">
          <text:p text:style-name="P1"><text:span text:style-name="T5">Pop </text:span><text:span text:style-name="T6">P</text:span><text:span text:style-name="T7">~</text:span><text:span text:style-name="T8">k+1</text:span></text:p>
          <text:p text:style-name="P1"><text:span text:style-name="T9">Taille 2*m</text:span></text:p>
          <text:p text:style-name="P1"><text:span text:style-name="T10">Taille 2*sum_{i=1}^{p-1}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AutoShape 40" draw:style-name="gr2" draw:text-style-name="P2" xml:id="id13" draw:id="id13" draw:layer="layout" svg:width="4.993cm" svg:height="0.886cm" svg:x="6.451cm" svg:y="17.213cm">
          <text:p text:style-name="P1"><text:span text:style-name="T5">Mutation de P</text:span><text:span text:style-name="T11">~</text:span><text:span text:style-name="T12">k+1</text:span><text:span text:style-name="T5"> (</text:span><text:span text:style-name="T2">α</text:span><text:span text:style-name="T5">%)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Oval 39" draw:style-name="gr2" draw:text-style-name="P2" xml:id="id7" draw:id="id7" draw:layer="layout" svg:width="5.608cm" svg:height="2.244cm" svg:x="6.136cm" svg:y="18.825cm">
          <text:p text:style-name="P1"><text:span text:style-name="T5">Pop </text:span><text:span text:style-name="T6">P</text:span><text:span text:style-name="T7">^</text:span><text:span text:style-name="T8">k+1</text:span></text:p>
          <text:p text:style-name="P1"><text:span text:style-name="T9">Taille 2*m</text:span></text:p>
          <text:p text:style-name="P1"><text:span text:style-name="T10">Taille m(m-1)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AutoShape 35" draw:style-name="gr2" draw:text-style-name="P2" xml:id="id8" draw:id="id8" draw:layer="layout" svg:width="5.167cm" svg:height="1.866cm" svg:x="6.377cm" svg:y="21.729cm">
          <text:p text:style-name="P1"><text:span text:style-name="T2">Selection finale</text:span></text:p>
          <text:p text:style-name="P1"><text:span text:style-name="T2">q individus de P</text:span><text:span text:style-name="T13">k</text:span></text:p>
          <text:p text:style-name="P1"><text:span text:style-name="T5">n-q individus de </text:span><text:span text:style-name="T6">P</text:span><text:span text:style-name="T7">^</text:span><text:span text:style-name="T8">k+1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Oval 36" draw:style-name="gr2" draw:text-style-name="P2" xml:id="id9" draw:id="id9" draw:layer="layout" svg:width="3.758cm" svg:height="2.229cm" svg:x="12.643cm" svg:y="18.697cm">
          <text:p text:style-name="P1"><text:span text:style-name="T2">Population </text:span><text:span text:style-name="T3">P</text:span><text:span text:style-name="T4">k</text:span></text:p>
          <text:p text:style-name="P1"><text:span text:style-name="T2">Taille </text:span><text:span text:style-name="T3">n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name="Connecteur droit avec flèche 14" draw:style-name="gr4" draw:text-style-name="P3" draw:layer="layout" draw:type="line" svg:x1="8.98cm" svg:y1="3.629cm" svg:x2="9.001cm" svg:y2="4.26cm" draw:start-shape="id1" draw:start-glue-point="2" draw:end-shape="id2" draw:end-glue-point="0" svg:d="M8980 3629l21 631" svg:viewBox="0 0 22 632">
          <text:p/>
        </draw:connector>
        <draw:connector draw:name="Connecteur droit avec flèche 15" draw:style-name="gr5" draw:text-style-name="P3" draw:layer="layout" draw:type="line" svg:x1="9.001cm" svg:y1="5.569cm" svg:x2="8.997cm" svg:y2="6.263cm" draw:start-shape="id2" draw:start-glue-point="2" draw:end-shape="id3" draw:end-glue-point="0" svg:d="M9001 5569l-4 694" svg:viewBox="0 0 5 695">
          <text:p/>
        </draw:connector>
        <draw:connector draw:name="Connecteur droit avec flèche 16" draw:style-name="gr6" draw:text-style-name="P3" draw:layer="layout" draw:type="line" svg:x1="8.997cm" svg:y1="7.03cm" svg:x2="8.951cm" svg:y2="7.691cm" draw:start-shape="id3" draw:start-glue-point="2" draw:end-shape="id4" svg:d="M8997 7030l-46 661" svg:viewBox="0 0 47 662">
          <text:p/>
        </draw:connector>
        <draw:connector draw:name="Connecteur : en angle 18" draw:style-name="gr7" draw:text-style-name="P3" draw:layer="layout" svg:x1="8.972cm" svg:y1="13.155cm" svg:x2="8.974cm" svg:y2="13.699cm" draw:start-shape="id5" draw:start-glue-point="2" draw:end-shape="id6" draw:end-glue-point="0" svg:d="M8972 13155v272h2v272" svg:viewBox="0 0 3 545">
          <text:p/>
        </draw:connector>
        <draw:connector draw:name="Connecteur droit avec flèche 23" draw:style-name="gr8" draw:text-style-name="P3" draw:layer="layout" draw:type="line" svg:x1="8.94cm" svg:y1="21.069cm" svg:x2="8.96cm" svg:y2="21.729cm" draw:start-shape="id7" draw:start-glue-point="2" draw:end-shape="id8" draw:end-glue-point="0" svg:d="M8940 21069l20 660" svg:viewBox="0 0 21 661">
          <text:p/>
        </draw:connector>
        <draw:connector draw:name="Connecteur droit avec flèche 26" draw:style-name="gr9" draw:text-style-name="P3" draw:layer="layout" draw:type="line" svg:x1="13.193cm" svg:y1="20.6cm" svg:x2="8.96cm" svg:y2="21.729cm" draw:start-shape="id9" draw:start-glue-point="5" draw:end-shape="id8" draw:end-glue-point="0" svg:d="M13193 20600l-4233 1129" svg:viewBox="0 0 4234 1130">
          <text:p/>
        </draw:connector>
        <draw:custom-shape draw:name="Oval 39" draw:style-name="gr2" draw:text-style-name="P2" xml:id="id10" draw:id="id10" draw:layer="layout" svg:width="3.837cm" svg:height="1.671cm" svg:x="7.063cm" svg:y="24.2cm">
          <text:p text:style-name="P1"><text:span text:style-name="T5">Pop </text:span><text:span text:style-name="T6">P</text:span><text:span text:style-name="T8">k+1</text:span></text:p>
          <text:p text:style-name="P1"><text:span text:style-name="T14">Taille n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AutoShape 34" draw:style-name="gr1" draw:text-style-name="P2" xml:id="id11" draw:id="id11" draw:layer="layout" svg:width="5.216cm" svg:height="1.311cm" svg:x="6.385cm" svg:y="26.548cm">
          <text:p text:style-name="P1"><text:span text:style-name="T1">Test d'arrêt</text:span></text:p>
          <draw:enhanced-geometry svg:viewBox="0 0 21600 21600" draw:path-stretchpoint-x="21600" draw:path-stretchpoint-y="21600" draw:text-areas="?f10 ?f6 ?f12 ?f13" draw:type="non-primitive" draw:enhanced-path="M ?f0 ?f7 L ?f11 ?f2 ?f1 ?f7 ?f1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onnector draw:name="Connecteur droit avec flèche 23" draw:style-name="gr8" draw:text-style-name="P3" draw:layer="layout" draw:type="line" svg:x1="8.96cm" svg:y1="23.595cm" svg:x2="8.981cm" svg:y2="24.2cm" draw:start-shape="id8" draw:start-glue-point="2" draw:end-shape="id10" draw:end-glue-point="0" svg:d="M8960 23595l21 605" svg:viewBox="0 0 22 606">
          <text:p/>
        </draw:connector>
        <draw:connector draw:name="Connecteur droit avec flèche 23" draw:style-name="gr8" draw:text-style-name="P3" draw:layer="layout" draw:type="line" svg:x1="8.981cm" svg:y1="25.871cm" svg:x2="8.993cm" svg:y2="26.548cm" draw:start-shape="id10" draw:start-glue-point="2" draw:end-shape="id11" draw:end-glue-point="0" svg:d="M8981 25871l12 677" svg:viewBox="0 0 13 678">
          <text:p/>
        </draw:connector>
        <draw:connector draw:name="Connecteur droit avec flèche 23" draw:style-name="gr8" draw:text-style-name="P3" draw:layer="layout" draw:type="line" svg:x1="11.601cm" svg:y1="27.203cm" svg:x2="15.001cm" svg:y2="27.146cm" draw:start-shape="id11" draw:start-glue-point="1" draw:end-shape="id12" draw:end-glue-point="3" svg:d="M11601 27203l3400-57" svg:viewBox="0 0 3401 58">
          <text:p/>
        </draw:connector>
        <draw:connector draw:style-name="gr10" draw:text-style-name="P4" draw:layer="layout" draw:line-skew="-4.247cm" svg:x1="6.385cm" svg:y1="27.203cm" svg:x2="6.201cm" svg:y2="4.914cm" draw:start-shape="id11" draw:start-glue-point="3" draw:end-shape="id2" draw:end-glue-point="3" svg:d="M6385 27203h-5085v-22289h4901" svg:viewBox="0 0 5086 22290">
          <text:p/>
        </draw:connector>
        <draw:connector draw:name="Connecteur droit avec flèche 16" draw:style-name="gr6" draw:text-style-name="P3" draw:layer="layout" draw:type="line" svg:x1="8.951cm" svg:y1="10.493cm" svg:x2="8.972cm" svg:y2="11.042cm" draw:start-shape="id4" draw:start-glue-point="2" draw:end-shape="id5" draw:end-glue-point="0" svg:d="M8951 10493l21 549" svg:viewBox="0 0 22 550">
          <text:p/>
        </draw:connector>
        <draw:connector draw:style-name="gr10" draw:text-style-name="P4" draw:layer="layout" svg:x1="10.859cm" svg:y1="2.514cm" svg:x2="14.522cm" svg:y2="18.697cm" draw:start-shape="id1" draw:start-glue-point="1" draw:end-shape="id9" draw:end-glue-point="0" svg:d="M10859 2514h3663v16183" svg:viewBox="0 0 3664 16184">
          <text:p/>
        </draw:connector>
        <draw:connector draw:name="Connecteur droit avec flèche 23" draw:style-name="gr8" draw:text-style-name="P3" draw:layer="layout" draw:type="line" svg:x1="8.947cm" svg:y1="18.099cm" svg:x2="8.94cm" svg:y2="18.825cm" draw:start-shape="id13" draw:start-glue-point="2" draw:end-shape="id7" draw:end-glue-point="0" svg:d="M8947 18099l-7 726" svg:viewBox="0 0 8 727">
          <text:p/>
        </draw:connector>
        <draw:connector draw:name="Connecteur droit avec flèche 23" draw:style-name="gr8" draw:text-style-name="P3" draw:layer="layout" draw:type="line" svg:x1="8.974cm" svg:y1="16.501cm" svg:x2="8.947cm" svg:y2="17.213cm" draw:start-shape="id6" draw:start-glue-point="2" draw:end-shape="id13" draw:end-glue-point="0" svg:d="M8974 16501l-27 712" svg:viewBox="0 0 28 713">
          <text:p/>
        </draw:connector>
        <draw:custom-shape draw:name="AutoShape 35" draw:style-name="gr2" draw:text-style-name="P2" xml:id="id12" draw:id="id12" draw:layer="layout" svg:width="2.1cm" svg:height="0.767cm" svg:x="15.001cm" svg:y="26.763cm">
          <text:p text:style-name="P1"><text:span text:style-name="T2">Fin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style-name="gr11" draw:text-style-name="P5" draw:layer="layout" svg:width="1.933cm" svg:height="1.135cm" svg:x="2.809cm" svg:y="26.029cm">
          <text:p text:style-name="P1"><text:span text:style-name="T2">No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5" draw:layer="layout" svg:width="1.778cm" svg:height="1.135cm" svg:x="12.262cm" svg:y="27.48cm">
          <text:p text:style-name="P1"><text:span text:style-name="T2">Ou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1" svg:viewBox="0 0 20 30" svg:d="M10 0l-10 30h20z"/>
    <draw:marker draw:name="a14" svg:viewBox="0 0 20 30" svg:d="M10 0l-10 30h20z"/>
    <draw:marker draw:name="a20" svg:viewBox="0 0 20 30" svg:d="M10 0l-10 30h20z"/>
    <draw:marker draw:name="a23" svg:viewBox="0 0 20 30" svg:d="M10 0l-10 30h20z"/>
    <draw:marker draw:name="a26" svg:viewBox="0 0 20 30" svg:d="M10 0l-10 30h20z"/>
    <draw:marker draw:name="a5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itre_20_1" style:display-name="Titre 1" style:family="graphic">
      <style:paragraph-properties fo:margin-top="0.374cm" fo:margin-bottom="0.374cm" style:text-autospace="none"/>
      <style:text-properties style:font-name="Arial" fo:font-family="Arial" style:font-family-generic="swiss" style:font-pitch="variable" fo:font-size="10pt" fo:language="en" fo:country="US" fo:font-weight="bold" style:font-name-asian="Arial" style:font-family-asian="Arial" style:font-family-generic-asian="swiss" style:font-pitch-asian="variable" style:font-size-asian="10pt" style:font-weight-asian="bold" style:font-weight-complex="bold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Arial" style:font-family-asian="Arial" style:font-family-generic-asian="swiss" style:font-pitch-asian="variable" style:font-size-asian="12pt" style:language-asian="zh" style:country-asian="CN" style:font-size-complex="12pt"/>
    </style:style>
    <style:style style:name="Liste" style:family="graphic">
      <style:paragraph-properties fo:margin-top="0cm" fo:margin-bottom="0.88cm" style:text-autospace="none"/>
      <style:text-properties style:font-name-asian="Arial" style:font-family-asian="Arial" style:font-family-generic-asian="swiss" style:font-pitch-asian="variable"/>
    </style:style>
    <style:style style:name="Légende" style:family="graphic">
      <style:paragraph-properties fo:margin-top="0.374cm" fo:margin-bottom="0.374cm" style:text-autospace="none"/>
      <style:text-properties fo:font-style="italic" style:font-name-asian="Arial" style:font-family-asian="Arial" style:font-family-generic-asian="swiss" style:font-pitch-asian="variable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Arial" style:font-family-asian="Arial" style:font-family-generic-asian="swiss" style:font-pitch-asian="variabl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ine Caillebotte</meta:initial-creator>
    <meta:creation-date>2021-03-14T10:49:12.22</meta:creation-date>
    <dc:date>2021-03-17T17:02:27.974000000</dc:date>
    <meta:editing-duration>PT25M4S</meta:editing-duration>
    <meta:editing-cycles>3</meta:editing-cycles>
    <meta:generator>LibreOffice/6.0.6.2$Windows_X86_64 LibreOffice_project/0c292870b25a325b5ed35f6b45599d2ea4458e77</meta:generator>
    <meta:document-statistic meta:object-count="29"/>
  </office:meta>
</office:document-meta>
</file>